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Updater.getCurrentName( String value , String propertyName ,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eUpdater.getCurrentTestName( String testClassName , String gui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eUpdater.getCurrentName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Updater.getCurrentName( String propertyName ,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eUpdater.NameUpda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